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8b5" officeooo:paragraph-rsid="0004c8b5"/>
    </style:style>
    <style:style style:name="P2" style:family="paragraph" style:parent-style-name="Standard">
      <style:text-properties officeooo:rsid="00061b74" officeooo:paragraph-rsid="00061b74"/>
    </style:style>
    <style:style style:name="P3" style:family="paragraph" style:parent-style-name="Standard">
      <style:text-properties officeooo:rsid="000751bd" officeooo:paragraph-rsid="000751bd"/>
    </style:style>
    <style:style style:name="P4" style:family="paragraph" style:parent-style-name="Standard">
      <style:text-properties officeooo:rsid="0008922d" officeooo:paragraph-rsid="0008922d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08922d" officeooo:paragraph-rsid="0008922d"/>
    </style:style>
    <style:style style:name="P6" style:family="paragraph" style:parent-style-name="Standard">
      <style:text-properties style:text-underline-style="none" officeooo:rsid="00090cbe" officeooo:paragraph-rsid="00090cbe"/>
    </style:style>
    <style:style style:name="P7" style:family="paragraph" style:parent-style-name="Standard">
      <style:text-properties style:text-underline-style="none" officeooo:rsid="000afc12" officeooo:paragraph-rsid="000afc12"/>
    </style:style>
    <style:style style:name="P8" style:family="paragraph" style:parent-style-name="Standard">
      <style:text-properties style:text-underline-style="none" officeooo:rsid="000c775b" officeooo:paragraph-rsid="000c775b"/>
    </style:style>
    <style:style style:name="P9" style:family="paragraph" style:parent-style-name="Standard">
      <style:text-properties style:text-underline-style="none" officeooo:rsid="00108b05" officeooo:paragraph-rsid="00108b05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61b74" officeooo:paragraph-rsid="00061b74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51bd" officeooo:paragraph-rsid="000751bd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90cbe" officeooo:paragraph-rsid="00090cbe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afc12" officeooo:paragraph-rsid="000afc12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c775b" officeooo:paragraph-rsid="000c77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mm pitch SMD female PCB aljzat + 10 cm wire</text:p>
      <text:p text:style-name="P1"><text:a xlink:type="simple" xlink:href="https://www.amazon.com/JST-SH-Female-Connector-Straight-Header/dp/B07KYHKSLN" text:style-name="Internet_20_link" text:visited-style-name="Visited_20_Internet_20_Link">https://www.amazon.com/JST-SH-Female-Connector-Straight-Header/dp/B07KYHKSLN</text:a> </text:p>
      <text:p text:style-name="P1"/>
      <text:p text:style-name="P2">Rendes boltból (farnell)</text:p>
      <text:p text:style-name="P2"><text:a xlink:type="simple" xlink:href="https://hu.farnell.com/w/c/connectors/wire-to-board-connectors?pitch-spacing=1mm&amp;no-of-contacts=3contacts" text:style-name="Internet_20_link" text:visited-style-name="Visited_20_Internet_20_Link">https://hu.farnell.com/w/c/connectors/wire-to-board-connectors?pitch-spacing=1mm&amp;no-of-contacts=3contacts</text:a> </text:p>
      <text:p text:style-name="P2"/>
      <text:p text:style-name="P2">konkrétan ez a legjobb</text:p>
      <text:p text:style-name="P2"><text:a xlink:type="simple" xlink:href="https://hu.farnell.com/jst-japan-solderless-terminals/sm03b-srss-tb-lf-sn/header-r-a-3way/dp/1679118" text:style-name="Internet_20_link" text:visited-style-name="Visited_20_Internet_20_Link">https://hu.farnell.com/jst-japan-solderless-terminals/sm03b-srss-tb-lf-sn/header-r-a-3way/dp/1679118</text:a> </text:p>
      <text:p text:style-name="P2"/>
      <text:p text:style-name="P2">hozzá snapeda footprint&amp;symbol</text:p>
      <text:p text:style-name="P2"><text:a xlink:type="simple" xlink:href="https://www.snapeda.com/parts/SM03B-SRSS-TB(LF)(SN)/JST/view-part/" text:style-name="Internet_20_link" text:visited-style-name="Visited_20_Internet_20_Link">https://www.snapeda.com/parts/SM03B-SRSS-TB(LF)(SN)/JST/view-part/</text:a> </text:p>
      <text:p text:style-name="P2"/>
      <text:p text:style-name="P10"/>
      <text:p text:style-name="P2"/>
      <text:p text:style-name="P3">omnibus dokumentáció</text:p>
      <text:p text:style-name="P3"><text:a xlink:type="simple" xlink:href="https://newtn.net/flori-schmid/2017/08/14/omnibus-f4-v3-documentation/" text:style-name="Internet_20_link" text:visited-style-name="Visited_20_Internet_20_Link">https://newtn.net/flori-schmid/2017/08/14/omnibus-f4-v3-documentation/</text:a> </text:p>
      <text:p text:style-name="P3"/>
      <text:p text:style-name="P3"><text:a xlink:type="simple" xlink:href="https://github.com/betaflight/betaflight/wiki/Board---OMNIBUSF4" text:style-name="Internet_20_link" text:visited-style-name="Visited_20_Internet_20_Link">https://github.com/betaflight/betaflight/wiki/Board---OMNIBUSF4</text:a> </text:p>
      <text:p text:style-name="P3"/>
      <text:p text:style-name="P3"><text:a xlink:type="simple" xlink:href="https://www.youtube.com/watch?v=z3gCFm83cVw" text:style-name="Internet_20_link" text:visited-style-name="Visited_20_Internet_20_Link">https://www.youtube.com/watch?v=z3gCFm83cVw</text:a> </text:p>
      <text:p text:style-name="P3"/>
      <text:p text:style-name="P11"/>
      <text:p text:style-name="P3"/>
      <text:p text:style-name="P4">lorarc</text:p>
      <text:p text:style-name="P4"><text:a xlink:type="simple" xlink:href="https://www.youtube.com/watch?v=bZgweGUDXOE" text:style-name="Internet_20_link" text:visited-style-name="Visited_20_Internet_20_Link">https://www.youtube.com/watch?v=bZgweGUDXOE</text:a> </text:p>
      <text:p text:style-name="P4"/>
      <text:p text:style-name="P5"><text:a xlink:type="simple" xlink:href="https://github.com/winiak/LoRaRC" text:style-name="Internet_20_link" text:visited-style-name="Visited_20_Internet_20_Link">https://github.com/winiak/LoRaRC</text:a> </text:p>
      <text:p text:style-name="P5"/>
      <text:p text:style-name="P5"/>
      <text:p text:style-name="P6">atmega328 a lorahoz</text:p>
      <text:p text:style-name="P6"><text:a xlink:type="simple" xlink:href="https://www.hestore.hu/prod_10032542.html" text:style-name="Internet_20_link" text:visited-style-name="Visited_20_Internet_20_Link">https://www.hestore.hu/prod_10032542.html</text:a> </text:p>
      <text:p text:style-name="P6"/>
      <text:p text:style-name="P6"/>
      <text:p text:style-name="P12"/>
      <text:p text:style-name="P6"/>
      <text:p text:style-name="P7">betaflght fixed wing setup</text:p>
      <text:p text:style-name="P7"><text:a xlink:type="simple" xlink:href="https://github.com/betaflight/betaflight/wiki/Setup-for-a-Fixed-Wing-Aircraft" text:style-name="Internet_20_link" text:visited-style-name="Visited_20_Internet_20_Link">https://github.com/betaflight/betaflight/wiki/Setup-for-a-Fixed-Wing-Aircraft</text:a> </text:p>
      <text:p text:style-name="P13"/>
      <text:p text:style-name="P7"/>
      <text:p text:style-name="P8">olcsó buzzer</text:p>
      <text:p text:style-name="P8"><text:a xlink:type="simple" xlink:href="https://hu.mouser.com/ProductDetail/TDK/PS1240P02BT?qs=sGAEpiMZZMs%252B6Ea5iKw4JnKB8rEmL0Rz" text:style-name="Internet_20_link" text:visited-style-name="Visited_20_Internet_20_Link">https://hu.mouser.com/ProductDetail/TDK/PS1240P02BT?qs=sGAEpiMZZMs%252B6Ea5iKw4JnKB8rEmL0Rz</text:a> </text:p>
      <text:p text:style-name="P14"/>
      <text:p text:style-name="P8"/>
      <text:p text:style-name="P9">turnigy binb</text:p>
      <text:p text:style-name="P9"><text:a xlink:type="simple" xlink:href="https://www.youtube.com/watch?v=SnbP73vutww" text:style-name="Internet_20_link" text:visited-style-name="Visited_20_Internet_20_Link">https://www.youtube.com/watch?v=SnbP73vutww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9:56:01.457000000</meta:creation-date>
    <dc:date>2019-12-27T20:06:32.852000000</dc:date>
    <meta:editing-duration>PT10M31S</meta:editing-duration>
    <meta:editing-cycles>1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3" meta:word-count="49" meta:character-count="1079" meta:non-whitespace-character-count="1041"/>
  </office:meta>
</office:document-meta>
</file>